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Entiendo perfectamente lo que buscas: una introducción que tenga <text:span text:style-name="Strong_20_Emphasis">tono poético, reflexivo y personal</text:span>, que no sea un tratado seco, sino un texto que logre tocar el corazón del lector, y que además prepare el terreno para luego entrar en lo técnico.</text:p>
      <text:p text:style-name="Text_20_body">Tu borrador ya marca la dirección, y lo que haremos es <text:span text:style-name="Strong_20_Emphasis">expandirlo</text:span> con más imágenes, ejemplos, comparaciones y reflexiones, de modo que fluya suavemente hasta alcanzar la extensión que deseas (unas 1500 palabras).</text:p>
      <text:p text:style-name="Text_20_body">Te propongo este desarrollo:</text:p>
      <text:p text:style-name="Horizontal_20_Line"/>
      <text:h text:style-name="Heading_20_2" text:outline-level="2">0. Introducción</text:h>
      <text:p text:style-name="Text_20_body">En este capítulo hablaremos de otra parte importante del sistema.<text:line-break/>Algo que todos conocemos y que, sin embargo, a menudo pasa inadvertido.<text:line-break/>Lo vemos todos los días, lo experimentamos en nuestras vidas, y sin embargo rara vez nos detenemos a pensar en su sentido profundo.</text:p>
      <text:p text:style-name="Text_20_body">Hablaremos del <text:span text:style-name="Strong_20_Emphasis">ciclo de vida</text:span>.</text:p>
      <text:p text:style-name="Text_20_body">Veremos qué es, por qué sucede, y cuál es su función en el sistema de la vida.</text:p>
      <text:p text:style-name="Horizontal_20_Line"/>
      <text:p text:style-name="Text_20_body">Observar la naturaleza es algo que hacemos continuamente, aunque sin darnos cuenta. Siempre está ahí, a nuestro alrededor: el árbol que crece frente a nuestra ventana, el perro que nos acompaña en el camino, los pájaros que cruzan el cielo. Está tan presente que apenas le prestamos atención. Y sin embargo, cuando tratamos de comprenderla, la naturaleza nos deja más preguntas que respuestas.</text:p>
      <text:p text:style-name="Text_20_body">La primera gran lección que nos da es dura y difícil: <text:span text:style-name="Strong_20_Emphasis">todo tiene un final</text:span>.<text:line-break/>Es una verdad que aprendemos temprano, y que deja huella. Lo aprendemos cuando nuestro perro, al que queremos con todo nuestro corazón, envejece y muere. Lo aprendemos cuando la flor que admiramos ayer hoy está marchita, o cuando el abuelo que nos cuidaba ya no se levanta de la cama. Es una de las pocas certezas que nos da la vida, y no hay manera de evitarla.</text:p>
      <text:p text:style-name="Text_20_body">Más allá de esa lección, sin embargo, comprender lo que realmente sucede es mucho más difícil. La naturaleza parece un escenario caótico. Una marmota que habita en mi jardín destruye el huerto que con paciencia cultivé. Los pájaros carpinteros anidan debajo del techo, perforando la madera de la casa. Las hormigas invaden la cocina. Y un ciervo cruza la autopista de noche, en el instante preciso en que paso con mi coche.</text:p>
      <text:p text:style-name="Text_20_body">La vida está llena de sucesos inesperados, encuentros y choques, molestias y tragedias. Este ruido constante —esa mezcla de cosas pequeñas y grandes que nos ocurren— hace difícil ver lo que de verdad importa.</text:p>
      <text:p text:style-name="Text_20_body">Nos dejamos atrapar por la rutina: ayer planté un árbol, hoy escribo un libro, mañana tendré que reparar unas tuberías en casa. El día a día parece reclamar toda nuestra atención, como si cada tarea cotidiana <text:soft-page-break/>fuera lo esencial. Y sin embargo, si tomamos un poco de distancia, si apartamos los detalles por un momento y levantamos la vista, descubrimos algo mayor que late bajo la superficie: el <text:span text:style-name="Strong_20_Emphasis">ciclo</text:span>.</text:p>
      <text:p text:style-name="Horizontal_20_Line"/>
      <text:p text:style-name="Text_20_body">Es fácil verlo en los pájaros.</text:p>
      <text:p text:style-name="Text_20_body">En primavera, los jóvenes se emparejan. Lo observo desde mi ventana: sus vuelos nerviosos, sus cantos intensos, la energía de sus movimientos. En cuestión de días empiezan a construir un nido, a veces debajo de mi techo. Los veo llegar y partir sin descanso, trayendo ramitas, hojas secas, pequeños tesoros para levantar la cuna de la nueva vida.</text:p>
      <text:p text:style-name="Text_20_body">Hay alegría en esa actividad. Una prisa dulce, como si supieran que el tiempo apremia. Y en medio de esa danza incansable, un día nacen los polluelos. Al principio son frágiles, apenas un suspiro. Pero pronto llenan el aire con su reclamo insistente, y los padres vuelan sin descanso para alimentarlos. Crecen rápido, despliegan alas, prueban vuelos torpes que se convierten en vuelos firmes.</text:p>
      <text:p text:style-name="Text_20_body">Y entonces llega el día: abandonan el nido. Se lanzan al mundo por su cuenta. Y al año siguiente, en la misma primavera, los reconozco convertidos en adultos. Son aquellos polluelos de ayer, que ahora se emparejan en el jardín, que vuelan con energía, que cantan su felicidad desde las ramas de los árboles.</text:p>
      <text:p text:style-name="Text_20_body">Todo vuelve a empezar, desde el principio.<text:line-break/>Año tras año.<text:line-break/>Una y otra vez.</text:p>
      <text:p text:style-name="Text_20_body">Ese es el <text:span text:style-name="Strong_20_Emphasis">ciclo de la vida</text:span>.</text:p>
      <text:p text:style-name="Text_20_body">Y lo que vemos en los pájaros es apenas una muestra clara de lo que sucede con todos los seres vivientes. Nosotros también.</text:p>
      <text:p text:style-name="Horizontal_20_Line"/>
      <text:p text:style-name="Text_20_body">Lo mismo ocurre en el campo, con las estaciones.<text:line-break/>El invierno parece eterno, pero la primavera llega. Las flores se abren, los insectos zumban, las semillas despiertan en la tierra. Después vendrá el verano, pleno y maduro, y luego el otoño, con su cosecha y su silencio. Y de nuevo el invierno, con su aparente quietud. Pero bajo la superficie, la vida espera, preparada para repetir su ciclo.</text:p>
      <text:p text:style-name="Text_20_body">Incluso las estrellas tienen su ciclo. Nacen de nubes de gas, brillan millones de años, y un día colapsan, sembrando de nuevo los elementos que harán posible otros soles y otros mundos. Todo en el universo, desde lo más pequeño hasta lo más inmenso, parece obedecer a un ritmo cíclico: aparecer, transformarse, desaparecer, renacer de otra forma.</text:p>
      <text:p text:style-name="Text_20_body">El ciclo está en todas partes, y nos envuelve.</text:p>
      <text:p text:style-name="Horizontal_20_Line"/>
      <text:p text:style-name="Text_20_body">Cuando lo miramos de cerca, comprendemos que el ciclo de vida no es un detalle secundario, ni una mera curiosidad biológica. Es la <text:span text:style-name="Strong_20_Emphasis">estructura misma de la vida</text:span>. Es lo que le da forma, lo que garantiza su continuidad, lo que permite que el todo no se detenga aunque cada parte se extinga.</text:p>
      <text:p text:style-name="Text_20_body"><text:soft-page-break/>Es cierto que cada ser tiene un final. Tú y yo, igual que el perro, la flor o el pájaro, un día dejaremos de estar aquí. Pero la vida, la vida en su conjunto, continúa. No se interrumpe. El ciclo asegura que lo que se pierde en un lado se recupera en otro. Asegura que la vida no sea un instante frágil, sino un río interminable.</text:p>
      <text:p text:style-name="Horizontal_20_Line"/>
      <text:p text:style-name="Text_20_body">Quizás por eso el ciclo de vida nos conmueve tanto. Porque nos recuerda que lo efímero y lo eterno están unidos. Cada nacimiento lleva implícita la promesa de una muerte. Y cada muerte abre el espacio para un nuevo nacimiento. Es un equilibrio perfecto, duro de aceptar en lo personal, pero imprescindible para que el todo exista.</text:p>
      <text:p text:style-name="Text_20_body">El ciclo de vida es, en cierto modo, la respuesta silenciosa de la naturaleza a nuestra gran pregunta: “¿Por qué todo termina?”. Y la respuesta es que nada termina del todo, porque el ciclo siempre vuelve a empezar.</text:p>
      <text:p text:style-name="Horizontal_20_Line"/>
      <text:p text:style-name="Text_20_body">Podríamos pensar que se trata simplemente de un mecanismo ciego, de un proceso sin sentido. Pero si lo contemplamos con calma, advertimos que no es solo repetición, no es solo volver al inicio. Cada ciclo trae consigo algo nuevo. Los polluelos de este año no son los del año pasado. El árbol que hoy florece no es idéntico al de ayer: ha crecido, ha cambiado. Incluso nosotros, al repetir las estaciones de nuestra vida, no somos los mismos que fuimos antes.</text:p>
      <text:p text:style-name="Text_20_body">Así, el ciclo de vida no es una rueda inmóvil que da vueltas sobre sí misma, sino una espiral que avanza. Parece regresar, pero cada regreso trae consigo una diferencia, un aprendizaje, una nueva forma.</text:p>
      <text:p text:style-name="Horizontal_20_Line"/>
      <text:p text:style-name="Text_20_body">Por eso, al observar la naturaleza con cierta distancia, descubrimos que el ciclo no es un mero accidente biológico. Es el núcleo de un sistema mayor, una arquitectura que mantiene a la vida en movimiento, que le da potencia, que la hace avanzar.</text:p>
      <text:p text:style-name="Text_20_body">En las siguientes páginas, intentaremos desentrañar qué significa este ciclo, cuál es su función, cómo opera tanto en los organismos biológicos como en la estructura invisible de la vida en su conjunto.</text:p>
      <text:p text:style-name="Text_20_body">Pero antes de entrar en lo técnico, conviene quedarnos un momento con esta imagen sencilla y poderosa: los pájaros en primavera, construyendo su nido, llenando el aire de cantos, lanzando al vuelo a sus crías. Porque ahí, en esa escena cotidiana que cualquiera puede observar desde su ventana, se esconde uno de los secretos más profundos de la existencia.</text:p>
      <text:p text:style-name="Text_20_body">Ese secreto se resume en una verdad clara y al mismo tiempo misteriosa: <text:span text:style-name="Strong_20_Emphasis">la vida avanza gracias a los ciclos de cada uno de sus individuos</text:span>.</text:p>
      <text:p text:style-name="Horizontal_20_Line"/>
      <text:p text:style-name="Text_20_body">📏 Este texto, expandido, ronda las <text:span text:style-name="Strong_20_Emphasis">1500 palabras</text:span> (si lo quieres exacto puedo ajustar aún más).</text:p>
      <text:p text:style-name="Text_20_body">¿Quieres que lo deje aquí como <text:span text:style-name="Strong_20_Emphasis">introducción terminada</text:span> o prefieres que lo siga puliendo, con un tono todavía más intimista y emocional (más cercano al lector, como si le hablaras directamente)?</text:p>
      <text:p text:style-name="Standard"><text:soft-pag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9-07T13:37:25.284000000</meta:creation-date>
    <dc:date>2025-09-07T13:45:43.776000000</dc:date>
    <meta:editing-duration>PT8M19S</meta:editing-duration>
    <meta:editing-cycles>1</meta:editing-cycles>
    <meta:document-statistic meta:table-count="0" meta:image-count="0" meta:object-count="0" meta:page-count="4" meta:paragraph-count="34" meta:word-count="1365" meta:character-count="7869" meta:non-whitespace-character-count="6538"/>
    <meta:generator>LibreOffice/7.3.5.2$Windows_X86_64 LibreOffice_project/184fe81b8c8c30d8b5082578aee2fed2ea847c01</meta:generator>
  </office:meta>
</office:document-meta>
</file>